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aoImpl.getCorrelationSet( String corrS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opeDaoImpl.apply( HBpelEve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Variable( String va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opeDaoImpl.getPartnerLink( int plink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aoImpl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aoImpl.apply( HScop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Scope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Child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opeDaoImpl.apply( HXmlData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listEv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ope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Proces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aoImpl.getParent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Dao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setState( ScopeStateEnum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DaoImpl.getCorrelation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aoImpl.createPartnerLink( int modelId , String pLinkName , String myRole , String partner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peDaoImpl.getPartnerLi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aoImpl.ScopeDaoImpl( SessionManager sm , H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